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AB8AA35.png" manifest:media-type="image/png"/>
  <manifest:file-entry manifest:full-path="Pictures/100002010000032000000258B89ADC25.png" manifest:media-type="image/png"/>
  <manifest:file-entry manifest:full-path="Pictures/10000201000003E8000006F9ACCC8BF3.png" manifest:media-type="image/png"/>
  <manifest:file-entry manifest:full-path="Pictures/10000201000003E80000065AE9CED949.png" manifest:media-type="image/png"/>
  <manifest:file-entry manifest:full-path="Pictures/10000201000003E8000005CF2F78BEF1.png" manifest:media-type="image/png"/>
  <manifest:file-entry manifest:full-path="Pictures/10000201000003E8000004D07134FF9C.png" manifest:media-type="image/png"/>
  <manifest:file-entry manifest:full-path="Pictures/10000201000003E8000005A351EC535A.png" manifest:media-type="image/png"/>
  <manifest:file-entry manifest:full-path="Pictures/10000201000003E80000054F5A7821FC.png" manifest:media-type="image/png"/>
  <manifest:file-entry manifest:full-path="Pictures/1000020100000870000001F8B4F37B24.png" manifest:media-type="image/png"/>
  <manifest:file-entry manifest:full-path="Pictures/10000201000003200000025840FA09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cm, 1cm, 1.49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499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199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.499cm, 1cm, 2cm)" draw:image-opacity="100%" style:mirror="non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66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5cm" svg:height="6.69cm" svg:x="1.6cm" svg:y="32.656cm">
          <draw:image xlink:href="Pictures/10000201000003200000025840FA09B5.png" xlink:type="simple" xlink:show="embed" xlink:actuate="onLoad">
            <text:p/>
          </draw:image>
        </draw:frame>
        <draw:frame draw:style-name="gr2" draw:text-style-name="P1" draw:layer="layout" svg:width="24.999cm" svg:height="5.062cm" svg:x="2.201cm" svg:y="14.2cm">
          <draw:image xlink:href="Pictures/1000020100000870000001F8B4F37B24.png" xlink:type="simple" xlink:show="embed" xlink:actuate="onLoad">
            <text:p/>
          </draw:image>
        </draw:frame>
        <draw:frame draw:style-name="gr3" draw:text-style-name="P1" draw:layer="layout" svg:width="8cm" svg:height="11cm" svg:x="11.13cm" svg:y="2.1cm">
          <draw:image xlink:href="Pictures/10000201000003E80000054F5A7821FC.png" xlink:type="simple" xlink:show="embed" xlink:actuate="onLoad">
            <text:p/>
          </draw:image>
        </draw:frame>
        <draw:frame draw:style-name="gr4" draw:text-style-name="P1" draw:layer="layout" svg:width="7.9cm" svg:height="11cm" svg:x="20.4cm" svg:y="2.1cm">
          <draw:image xlink:href="Pictures/10000201000003E8000005A351EC535A.png" xlink:type="simple" xlink:show="embed" xlink:actuate="onLoad">
            <text:p/>
          </draw:image>
        </draw:frame>
        <draw:frame draw:style-name="gr5" draw:text-style-name="P1" draw:layer="layout" svg:width="8.3cm" svg:height="11.06cm" svg:x="1.64cm" svg:y="2.071cm">
          <draw:image xlink:href="Pictures/10000201000003E8000004D07134FF9C.png" xlink:type="simple" xlink:show="embed" xlink:actuate="onLoad">
            <text:p/>
          </draw:image>
        </draw:frame>
        <draw:custom-shape draw:style-name="gr6" draw:text-style-name="P2" draw:layer="layout" svg:width="1cm" svg:height="1cm" svg:x="8.605cm" svg:y="2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805cm" svg:y="2.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.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7.16cm" svg:height="11cm" svg:x="1.64cm" svg:y="20.6cm">
          <draw:image xlink:href="Pictures/10000201000003E8000005CF2F78BEF1.png" xlink:type="simple" xlink:show="embed" xlink:actuate="onLoad">
            <text:p/>
          </draw:image>
        </draw:frame>
        <draw:frame draw:style-name="gr4" draw:text-style-name="P1" draw:layer="layout" svg:width="6.91cm" svg:height="11cm" svg:x="11.745cm" svg:y="20.6cm">
          <draw:image xlink:href="Pictures/10000201000003E80000065AE9CED949.png" xlink:type="simple" xlink:show="embed" xlink:actuate="onLoad">
            <text:p/>
          </draw:image>
        </draw:frame>
        <draw:frame draw:style-name="gr4" draw:text-style-name="P1" draw:layer="layout" svg:width="6.7cm" svg:height="11cm" svg:x="21.6cm" svg:y="20.6cm">
          <draw:image xlink:href="Pictures/10000201000003E8000006F9ACCC8BF3.png" xlink:type="simple" xlink:show="embed" xlink:actuate="onLoad">
            <text:p/>
          </draw:image>
        </draw:frame>
        <draw:custom-shape draw:style-name="gr6" draw:text-style-name="P2" draw:layer="layout" svg:width="1cm" svg:height="1cm" svg:x="7.805cm" svg:y="20.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405cm" svg:y="20.6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0.6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1.005cm" svg:y="1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0.905cm" svg:y="31.8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8cm" svg:height="6.7cm" svg:x="20.772cm" svg:y="32.59cm">
          <draw:image xlink:href="Pictures/100002010000032000000258B89ADC25.png" xlink:type="simple" xlink:show="embed" xlink:actuate="onLoad">
            <text:p/>
          </draw:image>
        </draw:frame>
        <draw:frame draw:style-name="gr7" draw:text-style-name="P1" draw:layer="layout" svg:width="8cm" svg:height="6.7cm" svg:x="11.4cm" svg:y="32.656cm">
          <draw:image xlink:href="Pictures/1000020100000320000002588AB8AA35.png" xlink:type="simple" xlink:show="embed" xlink:actuate="onLoad">
            <text:p/>
          </draw:image>
        </draw:frame>
        <draw:custom-shape draw:style-name="gr6" draw:text-style-name="P3" draw:layer="layout" svg:width="1cm" svg:height="1cm" svg:x="10.405cm" svg:y="31.8cm">
          <text:p text:style-name="P1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20.005cm" svg:y="31.8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" draw:layer="layout" svg:width="10.272cm" svg:height="0.093cm" svg:x="3.128cm" svg:y="13.59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draw:layer="layout" svg:width="10.272cm" svg:height="0.093cm" svg:x="5.728cm" svg:y="13.79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0" draw:text-style-name="P1" draw:layer="layout" svg:width="10.272cm" svg:height="0.093cm" svg:x="8.428cm" svg:y="13.99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8" draw:text-style-name="P1" draw:layer="layout" svg:width="10.272cm" svg:height="0.093cm" svg:x="16.328cm" svg:y="19.6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9" draw:text-style-name="P1" draw:layer="layout" svg:width="10.272cm" svg:height="0.093cm" svg:x="13.728cm" svg:y="19.4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1" draw:layer="layout" svg:width="10.272cm" svg:height="0.093cm" svg:x="11.028cm" svg:y="19.2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line draw:style-name="gr11" draw:text-style-name="P1" draw:layer="layout" svg:x1="6cm" svg:y1="13.599cm" svg:x2="6cm" svg:y2="13cm">
          <text:p/>
        </draw:line>
        <draw:line draw:style-name="gr12" draw:text-style-name="P1" draw:layer="layout" svg:x1="15.5cm" svg:y1="13.738cm" svg:x2="15.5cm" svg:y2="13.139cm">
          <text:p/>
        </draw:line>
        <draw:line draw:style-name="gr13" draw:text-style-name="P1" draw:layer="layout" svg:x1="18.2cm" svg:y1="14.038cm" svg:x2="19.5cm" svg:y2="13.416cm">
          <text:p/>
        </draw:line>
        <draw:line draw:style-name="gr11" draw:text-style-name="P1" draw:layer="layout" svg:x1="24.3cm" svg:y1="19.838cm" svg:x2="24.3cm" svg:y2="20.437cm">
          <text:p/>
        </draw:line>
        <draw:line draw:style-name="gr12" draw:text-style-name="P1" draw:layer="layout" svg:x1="14.4cm" svg:y1="19.639cm" svg:x2="14.4cm" svg:y2="20.238cm">
          <text:p/>
        </draw:line>
        <draw:line draw:style-name="gr13" draw:text-style-name="P1" draw:layer="layout" svg:x1="11.4cm" svg:y1="19.335cm" svg:x2="10.2cm" svg:y2="20.14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7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8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8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29cm" svg:height="6.677cm" svg:x="2.385cm" svg:y="2.592cm" presentation:class="title" presentation:placeholder="true">
        <draw:text-box/>
      </draw:frame>
      <draw:frame presentation:style-name="Default-outline1" draw:layer="backgroundobjects" svg:width="24.929cm" svg:height="23.199cm" svg:x="2.385cm" svg:y="10.358cm" presentation:class="outline" presentation:placeholder="true">
        <draw:text-box/>
      </draw:frame>
      <draw:frame presentation:style-name="Mpr1" draw:text-style-name="MP1" draw:layer="backgroundobjects" svg:width="6.453cm" svg:height="2.758cm" svg:x="2.385cm" svg:y="37.4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2.758cm" svg:x="10.471cm" svg:y="37.4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2.758cm" svg:x="20.859cm" svg:y="37.4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4:39:29.705641286</meta:creation-date>
    <dc:date>2015-04-26T14:51:25.997494374</dc:date>
    <meta:editing-duration>PT6H1M50S</meta:editing-duration>
    <meta:editing-cycles>22</meta:editing-cycles>
    <meta:generator>LibreOffice/4.2.7.2$Linux_X86_64 LibreOffice_project/420m0$Build-2</meta:generator>
    <meta:document-statistic meta:object-count="57"/>
  </office:meta>
</office:document-meta>
</file>